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Tabel3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3.A" style:family="table-column">
      <style:table-column-properties style:column-width="0.621cm"/>
    </style:style>
    <style:style style:name="Tabel3.B" style:family="table-column">
      <style:table-column-properties style:column-width="24.373cm"/>
    </style:style>
    <style:style style:name="Tabel3.1" style:family="table-row">
      <style:table-row-properties style:min-row-height="0.445cm" fo:background-color="transparent">
        <style:background-image/>
      </style:table-row-properties>
    </style:style>
    <style:style style:name="Tabel3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4" style:family="table">
      <style:table-properties style:width="25.024cm" fo:margin-left="0.078cm" fo:break-before="page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404cm"/>
    </style:style>
    <style:style style:name="Tabel4.C" style:family="table-column">
      <style:table-column-properties style:column-width="11.933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24.994cm" fo:margin-left="0.108cm" table:align="left" style:writing-mode="lr-tb"/>
    </style:style>
    <style:style style:name="Tabel7.A" style:family="table-column">
      <style:table-column-properties style:column-width="0.688cm"/>
    </style:style>
    <style:style style:name="Tabel7.B" style:family="table-column">
      <style:table-column-properties style:column-width="12.308cm"/>
    </style:style>
    <style:style style:name="Tabel7.C" style:family="table-column">
      <style:table-column-properties style:column-width="11.998cm"/>
    </style:style>
    <style:style style:name="Tabel7.A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584cm"/>
    </style:style>
    <style:style style:name="Tabel2.B" style:family="table-column">
      <style:table-column-properties style:column-width="1.508cm"/>
    </style:style>
    <style:style style:name="Tabel2.C" style:family="table-column">
      <style:table-column-properties style:column-width="4.6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1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891b27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2584bf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584bf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59851c" officeooo:paragraph-rsid="02840e7a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center" style:justify-single-word="false"/>
      <style:text-properties officeooo:paragraph-rsid="02584bfb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text-align="center" style:justify-single-word="false"/>
      <style:text-properties officeooo:paragraph-rsid="02a7122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9049b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Footnote">
      <style:text-properties officeooo:rsid="0268f29a" officeooo:paragraph-rsid="0280eef3"/>
    </style:style>
    <style:style style:name="P16" style:family="paragraph" style:parent-style-name="Footnote">
      <style:text-properties officeooo:rsid="0268f29a" officeooo:paragraph-rsid="0281958a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1fb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text-properties officeooo:paragraph-rsid="02584bfb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25cf310" officeooo:paragraph-rsid="02584bfb" style:font-weight-asian="bold" style:font-weight-complex="bold"/>
    </style:style>
    <style:style style:name="P20" style:family="paragraph" style:parent-style-name="Table_20_Contents">
      <style:text-properties fo:font-weight="bold" officeooo:rsid="025cf310" officeooo:paragraph-rsid="02584bfb" style:font-weight-asian="bold" style:font-weight-complex="bold"/>
    </style:style>
    <style:style style:name="P21" style:family="paragraph" style:parent-style-name="Standard">
      <style:paragraph-properties fo:text-align="center" style:justify-single-word="false" style:writing-mode="lr-tb"/>
      <style:text-properties officeooo:paragraph-rsid="027872f3"/>
    </style:style>
    <style:style style:name="P22" style:family="paragraph" style:parent-style-name="Table_20_Contents">
      <style:text-properties officeooo:rsid="025cf310" officeooo:paragraph-rsid="02584bfb"/>
    </style:style>
    <style:style style:name="P23" style:family="paragraph" style:parent-style-name="Table_20_Contents">
      <style:text-properties officeooo:rsid="025cf310" officeooo:paragraph-rsid="0264949e"/>
    </style:style>
    <style:style style:name="P24" style:family="paragraph" style:parent-style-name="Footnote">
      <style:text-properties officeooo:rsid="02bfb317" officeooo:paragraph-rsid="02bfb317"/>
    </style:style>
    <style:style style:name="P25" style:family="paragraph" style:parent-style-name="Table_20_Contents">
      <style:text-properties officeooo:rsid="025cf310" officeooo:paragraph-rsid="02b1c38d"/>
    </style:style>
    <style:style style:name="P26" style:family="paragraph" style:parent-style-name="Table_20_Contents">
      <style:text-properties fo:font-weight="bold" officeooo:rsid="025cf310" officeooo:paragraph-rsid="0264949e" style:font-weight-asian="bold" style:font-weight-complex="bold"/>
    </style:style>
    <style:style style:name="P27" style:family="paragraph" style:parent-style-name="Table_20_Contents">
      <style:text-properties officeooo:rsid="025cf310" officeooo:paragraph-rsid="02b632c2"/>
    </style:style>
    <style:style style:name="P28" style:family="paragraph" style:parent-style-name="Table_20_Contents">
      <style:text-properties officeooo:rsid="025cf310" officeooo:paragraph-rsid="02be612c"/>
    </style:style>
    <style:style style:name="P29" style:family="paragraph" style:parent-style-name="Table_20_Contents">
      <style:text-properties officeooo:rsid="025cf310" officeooo:paragraph-rsid="02acb922"/>
    </style:style>
    <style:style style:name="P30" style:family="paragraph" style:parent-style-name="Standard" style:list-style-name="L1">
      <style:text-properties officeooo:paragraph-rsid="0215050e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paragraph-properties fo:text-align="center" style:justify-single-word="false" style:writing-mode="lr-tb"/>
      <style:text-properties officeooo:paragraph-rsid="0277b477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Footnote">
      <style:text-properties officeooo:paragraph-rsid="0219eedd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officeooo:paragraph-rsid="0175b6b8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a4ebd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7faad6"/>
    </style:style>
    <style:style style:name="P42" style:family="paragraph" style:parent-style-name="Footnote">
      <style:text-properties officeooo:rsid="0268f29a" officeooo:paragraph-rsid="027028eb"/>
    </style:style>
    <style:style style:name="P43" style:family="paragraph" style:parent-style-name="Standard" style:list-style-name="L2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50d6f"/>
    </style:style>
    <style:style style:name="P4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50d6f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c85038"/>
    </style:style>
    <style:style style:name="P46" style:family="paragraph" style:parent-style-name="Standard">
      <style:text-properties fo:color="#808080" loext:opacity="100%" style:font-name="Liberation Sans1" fo:font-size="12pt" fo:language="nl" fo:country="NL" fo:font-weight="bold" officeooo:paragraph-rsid="02c85038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808080" loext:opacity="100%" style:font-name="Liberation Sans1" fo:font-size="12pt" fo:language="en" fo:country="US" fo:font-weight="bold" officeooo:paragraph-rsid="02c85038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8" style:family="paragraph" style:parent-style-name="Standard" style:list-style-name="L2">
      <style:text-properties officeooo:paragraph-rsid="01d1c20a"/>
    </style:style>
    <style:style style:name="P49" style:family="paragraph" style:parent-style-name="Standard">
      <style:text-properties officeooo:paragraph-rsid="0103e699"/>
    </style:style>
    <style:style style:name="P5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20686f0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06719c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1170d3c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18594f" officeooo:paragraph-rsid="013f2347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b1d963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a0666e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94786a" officeooo:paragraph-rsid="013f2347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3a783" officeooo:paragraph-rsid="013f2347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officeooo:rsid="013dab0d" officeooo:paragraph-rsid="013dab0d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b0886" officeooo:paragraph-rsid="013f2347" style:font-size-asian="12pt" style:font-size-complex="12pt"/>
    </style:style>
    <style:style style:name="P67" style:family="paragraph" style:parent-style-name="Standard">
      <style:text-properties officeooo:paragraph-rsid="0298dcea"/>
    </style:style>
    <style:style style:name="P68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98dcea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officeooo:rsid="02cb5963" officeooo:paragraph-rsid="0298dcea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en" fo:country="US" officeooo:paragraph-rsid="02717261" style:font-size-asian="12pt" style:font-size-complex="12pt"/>
    </style:style>
    <style:style style:name="P71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2717261" officeooo:paragraph-rsid="02717261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style:snap-to-layout-grid="false"/>
      <style:text-properties style:font-name="Liberation Sans1" fo:font-size="12pt" fo:language="nl" fo:country="NL" officeooo:rsid="02717261" officeooo:paragraph-rsid="0298dcea" style:font-size-asian="12pt" style:font-size-complex="12pt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98dcea" style:font-size-asian="12pt" style:font-size-complex="12pt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298dcea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000000" loext:opacity="100%" style:font-name="Liberation Sans1" fo:font-size="12pt" fo:language="en" fo:country="US" fo:font-weight="normal" officeooo:rsid="01124234" officeooo:paragraph-rsid="0298dcea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1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language="en" fo:country="US" fo:font-style="normal" officeooo:rsid="02584bf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" style:family="text">
      <style:text-properties fo:color="#000000" loext:opacity="100%" style:text-line-through-style="none" style:text-line-through-type="none" fo:language="nl" fo:country="NL" fo:font-weight="normal" officeooo:rsid="02584bfb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1" fo:font-size="12pt" style:font-size-asian="12pt" style:font-size-complex="12pt"/>
    </style:style>
    <style:style style:name="T14" style:family="text">
      <style:text-properties style:font-size-asian="12pt" style:font-size-complex="12pt"/>
    </style:style>
    <style:style style:name="T1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language="en" fo:country="US" fo:font-weight="normal" officeooo:rsid="027d8dd1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80eef3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27d8dd1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807b5b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6bdfb8"/>
    </style:style>
    <style:style style:name="T30" style:family="text">
      <style:text-properties officeooo:rsid="0281958a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84b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4" style:family="text">
      <style:text-properties officeooo:rsid="026350df"/>
    </style:style>
    <style:style style:name="T35" style:family="text">
      <style:text-properties officeooo:rsid="027028eb"/>
    </style:style>
    <style:style style:name="T36" style:family="text">
      <style:text-properties officeooo:rsid="0289b300"/>
    </style:style>
    <style:style style:name="T37" style:family="text">
      <style:text-properties officeooo:rsid="025d598d"/>
    </style:style>
    <style:style style:name="T38" style:family="text">
      <style:text-properties fo:font-size="10pt" officeooo:rsid="025d598d" style:font-size-asian="10pt" style:font-size-complex="10pt"/>
    </style:style>
    <style:style style:name="T39" style:family="text">
      <style:text-properties fo:font-size="10pt" officeooo:rsid="0279daea" style:font-size-asian="10pt" style:font-size-complex="10pt"/>
    </style:style>
    <style:style style:name="T40" style:family="text">
      <style:text-properties officeooo:rsid="0267de5b"/>
    </style:style>
    <style:style style:name="T41" style:family="text">
      <style:text-properties fo:font-size="10pt" officeooo:rsid="027341dd" style:font-size-asian="10pt" style:font-size-complex="10pt"/>
    </style:style>
    <style:style style:name="T42" style:family="text">
      <style:text-properties fo:font-size="10pt" officeooo:rsid="0274939b" style:font-size-asian="10pt" style:font-size-complex="10pt"/>
    </style:style>
    <style:style style:name="T43" style:family="text">
      <style:text-properties officeooo:rsid="02d7353c"/>
    </style:style>
    <style:style style:name="T44" style:family="text">
      <style:text-properties fo:font-size="10pt" officeooo:rsid="02747497" style:font-size-asian="10pt" style:font-size-complex="10pt"/>
    </style:style>
    <style:style style:name="T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style:text-position="super 58%" fo:font-size="10pt" officeooo:rsid="02c03771" style:font-size-asian="10pt" style:font-size-complex="10pt"/>
    </style:style>
    <style:style style:name="T47" style:family="text">
      <style:text-properties fo:font-size="10pt" officeooo:rsid="027bb64c" style:font-size-asian="10pt" style:font-size-complex="10pt"/>
    </style:style>
    <style:style style:name="T48" style:family="text">
      <style:text-properties officeooo:rsid="0264949e"/>
    </style:style>
    <style:style style:name="T49" style:family="text">
      <style:text-properties officeooo:rsid="025e46cc"/>
    </style:style>
    <style:style style:name="T50" style:family="text">
      <style:text-properties officeooo:rsid="026ecec1"/>
    </style:style>
    <style:style style:name="T51" style:family="text">
      <style:text-properties officeooo:rsid="026e928a"/>
    </style:style>
    <style:style style:name="T52" style:family="text">
      <style:text-properties officeooo:rsid="02672f10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size="10pt" officeooo:rsid="02ba5ce0" style:font-size-asian="10pt" style:font-size-complex="10pt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font-size="10pt" officeooo:rsid="025e46cc" style:font-size-asian="10pt" style:font-size-complex="10pt"/>
    </style:style>
    <style:style style:name="T58" style:family="text">
      <style:text-properties style:text-position="super 58%" fo:font-size="10pt" officeooo:rsid="02c3e80d" style:font-size-asian="10pt" style:font-size-complex="10pt"/>
    </style:style>
    <style:style style:name="T59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language="en" fo:country="US"/>
    </style:style>
    <style:style style:name="T66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80" loext:opacity="100%" style:text-line-through-style="none" style:text-line-through-type="none" style:font-name="Liberation Sans1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language="en" fo:country="US" fo:font-weight="bold" style:font-weight-asian="bold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en" fo:country="US" fo:font-style="normal" fo:font-weight="normal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20969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355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6ca0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ca1e3b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3d34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fo:font-weight="normal" officeooo:rsid="013d34c2" style:font-size-asian="12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font-style="normal" fo:font-weight="normal" officeooo:rsid="02f51be3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font-style="normal" fo:font-weight="normal" officeooo:rsid="013d34c2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font-style="normal" fo:font-weight="normal" officeooo:rsid="02ca1e3b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808080" loext:opacity="100%" style:font-name="Liberation Sans1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font-variant="normal" fo:text-transform="none" style:text-line-through-style="none" style:text-line-through-type="none" style:font-name="Liberation Sans1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officeooo:rsid="020686f0"/>
    </style:style>
    <style:style style:name="T106" style:family="text">
      <style:text-properties officeooo:rsid="01e96954"/>
    </style:style>
    <style:style style:name="T107" style:family="text">
      <style:text-properties fo:language="en" fo:country="US" officeooo:rsid="020686f0"/>
    </style:style>
    <style:style style:name="T108" style:family="text">
      <style:text-properties officeooo:rsid="0298dcea"/>
    </style:style>
    <style:style style:name="T109" style:family="text">
      <style:text-properties officeooo:rsid="02c522fd"/>
    </style:style>
    <style:style style:name="T110" style:family="text">
      <style:text-properties officeooo:rsid="02717261"/>
    </style:style>
    <style:style style:name="T111" style:family="text">
      <style:text-properties officeooo:rsid="02c67e8d" fo:background-color="#ffcc99" loext:char-shading-value="0"/>
    </style:style>
    <style:style style:name="T112" style:family="text">
      <style:text-properties fo:background-color="#ffcc99" loext:char-shading-value="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Create backup</text:span></text:span><text:span text:style-name="Emphasis"><text:span text:style-name="T7"> (</text:span></text:span><text:span text:style-name="Emphasis"><text:span text:style-name="T8">o</text:span></text:span><text:span text:style-name="Emphasis"><text:span text:style-name="T9">n</text:span></text:span><text:span text:style-name="Emphasis"><text:span text:style-name="T7"> </text:span></text:span><text:span text:style-name="Emphasis"><text:span text:style-name="T10">W</text:span></text:span><text:span text:style-name="Emphasis"><text:span text:style-name="T9">indows</text:span></text:span><text:span text:style-name="Emphasis"><text:span text:style-name="T7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Disconnect</text:span> your Internet connection so that no new emails can arrive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Turn off</text:span> your virus scanner because scanning slows down the backup process.</text:p>
          </table:table-cell>
        </table:table-row>
        <table:table-row table:style-name="Tabel6.1">
          <table:table-cell table:style-name="Tabel6.A1" office:value-type="string">
            <text:p text:style-name="P8"/>
          </table:table-cell>
          <table:table-cell table:style-name="Tabel6.A1" office:value-type="string">
            <text:p text:style-name="P9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1">☐</text:span></text:span></text:p>
          </table:table-cell>
          <table:table-cell table:style-name="Tabel6.A1" office:value-type="string">
            <text:p text:style-name="P10">Collect computer name and usernames, see page 4.</text:p>
          </table:table-cell>
        </table:table-row>
        <table:table-row table:style-name="Tabel6.1">
          <table:table-cell table:style-name="Tabel6.A1" office:value-type="string">
            <text:p text:style-name="P11"><text:span text:style-name="Strong_20_Emphasis"><text:span text:style-name="T11">☐</text:span></text:span></text:p>
          </table:table-cell>
          <table:table-cell table:style-name="Tabel6.A1" office:value-type="string">
            <text:p text:style-name="P12"><text:span text:style-name="T13">Collect mail addresses </text:span><text:span text:style-name="Emphasis"><text:span text:style-name="T14">per user</text:span></text:span><text:span text:style-name="T13">, including usernames and passwords, see page 4.</text:span></text:p>
          </table:table-cell>
        </table:table-row>
        <table:table-row table:style-name="Tabel6.1">
          <table:table-cell table:style-name="Tabel6.A1" office:value-type="string">
            <text:p text:style-name="P11"/>
          </table:table-cell>
          <table:table-cell table:style-name="Tabel6.A1" office:value-type="string">
            <text:p text:style-name="P12"/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Emphasis"><text:span text:style-name="T15"> </text:span>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browser app</text:span></text:span><text:span text:style-name="Emphasis"><text:span text:style-name="T19"><text:note text:id="ftn1" text:note-class="footnote"><text:note-citation>1</text:note-citation><text:note-body><text:p text:style-name="P15">See the table “Browser app migration from Windows to Linux” on the <text:span text:style-name="T20">next</text:span> page.</text:p></text:note-body></text:note></text:span></text:span><text:span text:style-name="Emphasis"><text:span text:style-name="T21">.<text:line-break/></text:span></text:span><text:span text:style-name="Emphasis"><text:span text:style-name="T22">User</text:span></text:span><text:span text:style-name="Emphasis"><text:span text:style-name="T23"> 1 - 4</text:span></text:span><text:span text:style-name="Emphasis"><text:span text:style-name="T24"><text:line-break/></text:span></text:span><text:span text:style-name="Strong_20_Emphasis"><text:span text:style-name="T25">☐ ☐ ☐ ☐</text:span></text:span></text:p>
          </table:table-cell>
        </table:table-row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T26"> 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</text:span></text:span><text:span text:style-name="Emphasis"><text:span text:style-name="T27">mail </text:span></text:span><text:span text:style-name="Emphasis"><text:span text:style-name="T19">app</text:span></text:span><text:span text:style-name="Emphasis"><text:span text:style-name="T28"><text:note text:id="ftn2" text:note-class="footnote"><text:note-citation>2</text:note-citation><text:note-body><text:p text:style-name="P16">See the table “<text:span text:style-name="T29">Mail</text:span> app migration from Windows to Linux” on the <text:span text:style-name="T30">next</text:span> page.</text:p></text:note-body></text:note></text:span>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1"><text:span text:style-name="Strong_20_Emphasis"><text:span text:style-name="T11">☐</text:span></text:span></text:p>
          </table:table-cell>
          <table:table-cell table:style-name="Tabel5.A1" office:value-type="string">
            <text:p text:style-name="P17"><text:span text:style-name="T31">Copy</text:span><text:span text:style-name="T26"> </text:span><text:span text:style-name="Emphasis"><text:span text:style-name="T15">per </text:span></text:span><text:span text:style-name="Emphasis"><text:span text:style-name="T7">user</text:span></text:span><text:span text:style-name="Emphasis"><text:span text:style-name="T15"> </text:span></text:span><text:span text:style-name="T32">C:\Users\&lt;</text:span><text:span text:style-name="T31">Username</text:span><text:span text:style-name="T32">&gt; </text:span><text:span text:style-name="T33">to an external hard disk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ext:p text:style-name="P18"/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19">Browser app migrat<text:span text:style-name="T34">ion</text:span> <text:span text:style-name="T34">from</text:span><text:span text:style-name="T35"> Windows </text:span><text:span text:style-name="T34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20"><text:span text:style-name="T34">In use on</text:span><text:span text:style-name="T36"> </text:span>Windows</text:p>
          </table:table-cell>
          <table:table-cell table:style-name="Tabel4.C2" office:value-type="string">
            <text:p text:style-name="P20">Linux <text:span text:style-name="T34">replacement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Microsoft Edge <text:span text:style-name="T37">(export Favorite</text:span><text:span text:style-name="T34">s</text:span><text:span text:style-name="T37">)<text:line-break/></text:span><text:span text:style-name="T38">C:\Users\&lt;Username&gt;\AppData\Local\Microsoft\Edge\User Data\Default</text:span><text:span text:style-name="T39">\</text:span></text:p>
          </table:table-cell>
          <table:table-cell table:style-name="Tabel4.C2" office:value-type="string">
            <text:p text:style-name="P23">Microsoft Edge <text:span text:style-name="T37">(import Favorite</text:span><text:span text:style-name="T34">s</text:span><text:span text:style-name="T37">)<text:line-break/></text:span><text:span text:style-name="T38">~/.config/microsoft-edge/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3">Mozilla Firefox <text:span text:style-name="T37">(export </text:span><text:span text:style-name="T40">Bookmarks</text:span><text:span text:style-name="T37">)<text:line-break/></text:span><text:span text:style-name="T41">C:\Users\</text:span><text:span text:style-name="T38">&lt;Username&gt;\</text:span><text:span text:style-name="T41">AppData\Roaming\M</text:span><text:span text:style-name="T42">o</text:span><text:span text:style-name="T41">zilla\Firefox\Profiles\</text:span><text:span text:style-name="T41"><text:note text:id="ftn3" text:note-class="footnote"><text:note-citation>1</text:note-citation><text:note-body><text:p text:style-name="P24">See <text:span text:style-name="T43">ad</text:span>d<text:span text:style-name="T43">res</text:span>s<text:span text:style-name="T43"> </text:span><text:span text:style-name="User_20_Entry"><text:span text:style-name="T44">about:profiles</text:span></text:span><text:span text:style-name="User_20_Entry"><text:span text:style-name="T45">.</text:span></text:span></text:p></text:note-body></text:note></text:span></text:p>
          </table:table-cell>
          <table:table-cell table:style-name="Tabel4.C2" office:value-type="string">
            <text:p text:style-name="P25">Mozilla Firefox <text:span text:style-name="T37">(import </text:span><text:span text:style-name="T40">Bookmarks</text:span><text:span text:style-name="T37">)<text:line-break/></text:span><text:span text:style-name="T38">~/.mozilla/firefox/</text:span><text:span text:style-name="T46">1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Google Chrome <text:span text:style-name="T37">(export </text:span><text:span text:style-name="T40">Bookmarks</text:span><text:span text:style-name="T37">)<text:line-break/></text:span><text:span text:style-name="T38">C:\Users\&lt;Username&gt;\AppData\Local\Google\Chrome\User Data</text:span><text:span text:style-name="T47">\</text:span></text:p>
          </table:table-cell>
          <table:table-cell table:style-name="Tabel4.C2" office:value-type="string">
            <text:p text:style-name="P22">Google Chrome <text:span text:style-name="T37">(import </text:span><text:span text:style-name="T40">Bookmarks</text:span><text:span text:style-name="T37">)<text:line-break/></text:span><text:span text:style-name="T38">~/.config/google-chrome/</text:span></text:p>
          </table:table-cell>
        </table:table-row>
      </table:table>
      <text:p text:style-name="P18"/>
      <text:p text:style-name="P18"><text:tab/></text:p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table:number-columns-spanned="3" office:value-type="string">
            <text:p text:style-name="P19">Mail app migrati<text:span text:style-name="T48">on</text:span> <text:span text:style-name="T48">from</text:span><text:span text:style-name="T35"> Windows </text:span><text:span text:style-name="T48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7.A2" office:value-type="string">
            <text:p text:style-name="P21"><text:span text:style-name="Strong_20_Emphasis"><text:span text:style-name="T25"/></text:span></text:p>
          </table:table-cell>
          <table:table-cell table:style-name="Tabel7.A2" office:value-type="string">
            <text:p text:style-name="P26"><text:span text:style-name="T34">In use on</text:span><text:span text:style-name="T36"> </text:span>Windows</text:p>
          </table:table-cell>
          <table:table-cell table:style-name="Tabel7.C2" office:value-type="string">
            <text:p text:style-name="P26">Linux <text:span text:style-name="T34">replacement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7">Microsoft Outlook (export <text:span text:style-name="T49">ad</text:span><text:span text:style-name="T50">d</text:span><text:span text:style-name="T49">re</text:span><text:span text:style-name="T51">s</text:span><text:span text:style-name="T49">s bo</text:span><text:span text:style-name="T52">o</text:span><text:span text:style-name="T49">k</text:span>)<text:line-break/><text:span text:style-name="T53">C:\Users\&lt;Username&gt;\\AppData</text:span><text:span text:style-name="T54">\</text:span><text:span text:style-name="T53">Local</text:span><text:span text:style-name="T54">\</text:span><text:span text:style-name="T53">Microsoft</text:span><text:span text:style-name="T54">\</text:span><text:span text:style-name="T53">Outlook</text:span><text:span text:style-name="T54">\</text:span><text:span text:style-name="T54"><text:note text:id="ftn4" text:note-class="footnote"><text:note-citation>2</text:note-citation><text:note-body><text:p text:style-name="Footnote">On Linux, install pst-utils to convert .pst to .mbox using readpst, and install the Thunderbird add-on 'ImportExportTools NG' to import .mbox.</text:p></text:note-body></text:note></text:span></text:p>
          </table:table-cell>
          <table:table-cell table:style-name="Tabel7.C2" table:number-rows-spanned="3" office:value-type="string">
            <text:p text:style-name="P28"><text:span text:style-name="T55"><text:line-break/></text:span><text:span text:style-name="T56"><text:line-break/></text:span>Thunderbird (import <text:span text:style-name="T49">ad</text:span><text:span text:style-name="T51">d</text:span><text:span text:style-name="T49">res</text:span><text:span text:style-name="T51">s </text:span><text:span text:style-name="T49">bo</text:span><text:span text:style-name="T52">o</text:span><text:span text:style-name="T49">k</text:span>)<text:line-break/><text:span text:style-name="T57">~/.thunderbird/</text:span><text:span text:style-name="T58">2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9">Windows Mail (export <text:span text:style-name="T49">ad</text:span><text:span text:style-name="T50">d</text:span><text:span text:style-name="T49">re</text:span><text:span text:style-name="T51">s</text:span><text:span text:style-name="T49">s bo</text:span><text:span text:style-name="T52">o</text:span><text:span text:style-name="T49">k)<text:line-break/></text:span><text:span text:style-name="T57">C:\Users\</text:span><text:span text:style-name="T38">&lt;Username&gt;</text:span><text:span text:style-name="T57">\AppData\Local\Comms\Unistore\data</text:span><text:span text:style-name="T39">\</text:span></text:p>
          </table:table-cell>
          <table:covered-table-cell table:style-name="Tabel7.C2"/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9">Thunderbird (export <text:span text:style-name="T49">ad</text:span><text:span text:style-name="T51">d</text:span><text:span text:style-name="T49">res</text:span><text:span text:style-name="T51">s</text:span><text:span text:style-name="T49"> bo</text:span><text:span text:style-name="T52">o</text:span><text:span text:style-name="T49">k)<text:line-break/></text:span><text:span text:style-name="T57">C:\</text:span><text:span text:style-name="T41">Users</text:span><text:span text:style-name="T57">\</text:span><text:span text:style-name="T38">&lt;Username&gt;\</text:span><text:span text:style-name="T57">AppData\Roaming\Thunderbird\Profiles</text:span><text:span text:style-name="T39">\</text:span></text:p>
          </table:table-cell>
          <table:covered-table-cell table:style-name="Tabel7.C2"/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2">Webmail</text:p>
          </table:table-cell>
          <table:table-cell table:style-name="Tabel7.C2" office:value-type="string">
            <text:p text:style-name="P22">Webmail</text:p>
          </table:table-cell>
        </table:table-row>
      </table:table>
      <text:p text:style-name="P18"/>
      <text:p text:style-name="P18"/>
      <text:list text:continue-numbering="true" text:style-name="L1">
        <text:list-item>
          <text:p text:style-name="P30"><text:span text:style-name="Strong_20_Emphasis"><text:span text:style-name="T59">Install </text:span></text:span><text:span text:style-name="Strong_20_Emphasis"><text:span text:style-name="T60">Linux</text:span></text:span></text:p>
        </text:list-item>
      </text:list>
      <text:p text:style-name="P31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2"><text:span text:style-name="Strong_20_Emphasis"><text:span text:style-name="T25">☐</text:span></text:span></text:p>
          </table:table-cell>
          <table:table-cell table:style-name="_32_._5f_Ubuntu_5f_installeren.A1" office:value-type="string">
            <text:p text:style-name="P33"><text:span text:style-name="T61">Install </text:span><text:span text:style-name="T62">Linux </text:span><text:span text:style-name="T61">according to the </text:span><text:span text:style-name="T63">Checklist i</text:span><text:span text:style-name="T64">nstallation</text:span><text:span text:style-name="T61"><text:note text:id="ftn5" text:note-class="footnote"><text:note-citation>3</text:note-citation><text:note-body><text:p text:style-name="P34"><text:span text:style-name="T65">Checklist installation can be found </text:span><text:span text:style-name="Strong_20_Emphasis"><text:span text:style-name="T66">at </text:span></text:span><text:a xlink:type="simple" xlink:href="https://karelzimmer.nl/html/en/home.html" text:style-name="Internet_20_link" text:visited-style-name="Visited_20_Internet_20_Link"><text:span text:style-name="Strong_20_Emphasis"><text:span text:style-name="T67">karelzimmer.nl/en</text:span></text:span></text:a><text:span text:style-name="Strong_20_Emphasis"><text:span text:style-name="T66">, under</text:span></text:span><text:span text:style-name="T65"> </text:span><text:span text:style-name="T68">Linux</text:span><text:span text:style-name="T65">.</text:span></text:p></text:note-body></text:note></text:span><text:span text:style-name="T61">.</text:span></text:p>
          </table:table-cell>
        </table:table-row>
      </table:table>
      <text:p text:style-name="P35"><text:soft-page-break/><text:tab/></text:p>
      <text:list text:continue-numbering="true" text:style-name="L1">
        <text:list-item>
          <text:p text:style-name="P36"><text:span text:style-name="Strong_20_Emphasis"><text:span text:style-name="T69">Restore backup</text:span></text:span><text:span text:style-name="Emphasis"><text:span text:style-name="T70"> (on Linux)</text:span></text:span><text:span text:style-name="T71"><text:line-break/></text:span></text:p>
          <text:p text:style-name="P37"><text:span text:style-name="Emphasis"><text:span text:style-name="T72">The actions in this chapter must be performed </text:span></text:span><text:span text:style-name="Emphasis"><text:span text:style-name="T73">per user</text:span></text:span><text:span text:style-name="Emphasis"><text:span text:style-name="T72">.</text:span></text:span></text:p>
        </text:list-item>
      </text:list>
      <text:p text:style-name="P38"/>
      <text:p text:style-name="P39"><text:span text:style-name="T74"><text:tab/></text:span><text:span text:style-name="T75">User</text:span><text:span text:style-name="T23"> 1 - 4</text:span><text:span text:style-name="T24"><text:line-break/><text:tab/></text:span><text:span text:style-name="Strong_20_Emphasis"><text:span text:style-name="T25">☐ ☐ ☐ ☐<text:tab/></text:span></text:span><text:span text:style-name="T76">Connect the external hard disk.</text:span></text:p>
      <text:p text:style-name="P40"><text:tab/><text:span text:style-name="Strong_20_Emphasis"><text:span text:style-name="T25">☐ ☐ ☐ ☐<text:tab/></text:span></text:span><text:span text:style-name="T77">Copy</text:span><text:span text:style-name="T71"> </text:span><text:span text:style-name="T78">Documents</text:span><text:span text:style-name="T79">, </text:span><text:span text:style-name="T80">etc</text:span><text:span text:style-name="T71">.</text:span></text:p>
      <text:p text:style-name="P41"><text:tab/><text:span text:style-name="Strong_20_Emphasis"><text:span text:style-name="T25">☐ ☐ ☐ ☐<text:tab/></text:span></text:span><text:span text:style-name="Strong_20_Emphasis"><text:span text:style-name="T81">I</text:span></text:span><text:span text:style-name="Strong_20_Emphasis"><text:span text:style-name="T82">mport browser app </text:span></text:span><text:span text:style-name="Strong_20_Emphasis"><text:span text:style-name="T83">data</text:span></text:span><text:span text:style-name="Strong_20_Emphasis"><text:span text:style-name="T84"><text:note text:id="ftn6" text:note-class="footnote"><text:note-citation>1</text:note-citation><text:note-body><text:p text:style-name="P42">See the table “Browser app migration from Windows to Linux” on the previous page.</text:p></text:note-body></text:note></text:span></text:span><text:span text:style-name="Strong_20_Emphasis"><text:span text:style-name="T85">.</text:span></text:span></text:p>
      <text:p text:style-name="P41"><text:span text:style-name="Strong_20_Emphasis"><text:span text:style-name="T86"><text:tab/></text:span></text:span><text:span text:style-name="Strong_20_Emphasis"><text:span text:style-name="T25">☐ ☐ ☐ ☐</text:span></text:span><text:span text:style-name="Strong_20_Emphasis"><text:span text:style-name="T86"><text:tab/></text:span></text:span><text:span text:style-name="Strong_20_Emphasis"><text:span text:style-name="T81">I</text:span></text:span><text:span text:style-name="Strong_20_Emphasis"><text:span text:style-name="T82">mport </text:span></text:span><text:span text:style-name="Strong_20_Emphasis"><text:span text:style-name="T83">mail </text:span></text:span><text:span text:style-name="Strong_20_Emphasis"><text:span text:style-name="T82">app </text:span></text:span><text:span text:style-name="Strong_20_Emphasis"><text:span text:style-name="T83">data</text:span></text:span><text:span text:style-name="Strong_20_Emphasis"><text:span text:style-name="T84"><text:note text:id="ftn7" text:note-class="footnote"><text:note-citation>2</text:note-citation><text:note-body><text:p text:style-name="P42">See the table “<text:span text:style-name="T29">Mail</text:span> app migration from Windows to Linux” on the previous page.</text:p></text:note-body></text:note></text:span></text:span><text:span text:style-name="Strong_20_Emphasis"><text:span text:style-name="T85">.</text:span></text:span></text:p>
      <text:list text:style-name="L2">
        <text:list-header>
          <text:p text:style-name="P43"><text:span text:style-name="T87"><text:tab/></text:span><text:span text:style-name="Strong_20_Emphasis"><text:span text:style-name="T25">☐ ☐ ☐ ☐</text:span></text:span><text:span text:style-name="Strong_20_Emphasis"><text:span text:style-name="T86"><text:tab/></text:span></text:span><text:span text:style-name="T76">Start </text:span><text:span text:style-name="T88">the browser app</text:span><text:span text:style-name="T76"> and check the operation.</text:span></text:p>
          <text:p text:style-name="P44"><text:span text:style-name="T87"><text:tab/></text:span><text:span text:style-name="Strong_20_Emphasis"><text:span text:style-name="T25">☐ ☐ ☐ ☐</text:span></text:span><text:span text:style-name="Strong_20_Emphasis"><text:span text:style-name="T86"><text:tab/></text:span></text:span><text:span text:style-name="T76">Start </text:span><text:span text:style-name="T88">the mail app</text:span><text:span text:style-name="T76"> and check the operation.</text:span></text:p>
        </text:list-header>
      </text:list>
      <text:p text:style-name="P45"><text:tab/><text:span text:style-name="Strong_20_Emphasis"><text:span text:style-name="T25">☐ ☐ ☐ ☐</text:span></text:span><text:span text:style-name="Strong_20_Emphasis"><text:span text:style-name="T86"><text:tab/></text:span></text:span><text:span text:style-name="T87">Remove unnecessary Windows files via </text:span><text:span text:style-name="Strong_20_Emphasis"><text:span text:style-name="T89">Terminal</text:span></text:span><text:span text:style-name="T87"> and the following </text:span><text:span text:style-name="T90">t</text:span><text:span text:style-name="T90">h</text:span><text:span text:style-name="T90">r</text:span><text:span text:style-name="T90">e</text:span><text:span text:style-name="T90">e </text:span><text:span text:style-name="T87">command line</text:span><text:span text:style-name="T90">s</text:span><text:span text:style-name="T87">:<text:line-break/></text:span><text:span text:style-name="T91"><text:tab/><text:tab/><text:tab/><text:tab/><text:tab/></text:span><text:span text:style-name="User_20_Entry"><text:span text:style-name="T92">find $HOME -type f -iname '*.bat' <text:s text:c="4"/>-delete -or -type f -iname '*.exe' <text:s text:c="2"/>-delete</text:span></text:span></text:p>
      <text:p text:style-name="P46"><text:tab/><text:tab/><text:tab/><text:tab/><text:tab/><text:span text:style-name="User_20_Entry"><text:span text:style-name="T93">find</text:span></text:span><text:span text:style-name="User_20_Entry"><text:span text:style-name="T94"> $HOME -type f -iname '*.lnk' <text:s text:c="4"/>-delete -or -type f <text:s/>-name '~*' <text:s text:c="5"/>-delete</text:span></text:span></text:p>
      <text:p text:style-name="P46"><text:tab/><text:tab/><text:tab/><text:tab/><text:tab/><text:span text:style-name="User_20_Entry"><text:span text:style-name="T93">find</text:span></text:span><text:span text:style-name="User_20_Entry"><text:span text:style-name="T94"> $HOME -type f -iname desktop.ini -delete -or -type f -</text:span></text:span><text:span text:style-name="User_20_Entry"><text:span text:style-name="T95">i</text:span></text:span><text:span text:style-name="User_20_Entry"><text:span text:style-name="T94">name thumbs.db -delete</text:span></text:span></text:p>
      <text:p text:style-name="P47"/>
      <text:list text:continue-numbering="true" text:style-name="L2">
        <text:list-header>
          <text:p text:style-name="P48"><text:span text:style-name="T96"><text:line-break/><text:tab/></text:span><text:span text:style-name="T97">End of checklist, the transfer is complete.</text:span></text:p>
        </text:list-header>
      </text:list>
      <text:p text:style-name="P49"/>
      <text:list text:continue-numbering="true" text:style-name="L2">
        <text:list-item>
          <text:list>
            <text:list-header>
              <text:p text:style-name="P50"><text:span text:style-name="T98">Written</text:span><text:span text:style-name="T99"> </text:span><text:span text:style-name="T98">by</text:span><text:span text:style-name="T99"> </text:span><text:a xlink:type="simple" xlink:href="mailto:info@karelzimmer.nl?subject=Checklist%20installation%20Linux" text:style-name="Internet_20_link" text:visited-style-name="Visited_20_Internet_20_Link"><text:span text:style-name="T100">Karel Zimmer</text:span></text:a><text:span text:style-name="T101">.</text:span></text:p>
              <text:p text:style-name="P50"><text:span text:style-name="T102">License </text:span><text:span text:style-name="T101">C</text:span><text:span text:style-name="T103">C0</text:span><text:span text:style-name="T101"> 1.0</text:span><text:span text:style-name="T104"> </text:span><text:span text:style-name="T104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04"><text:s/></text:span><text:span text:style-name="T104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04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1"><text:span text:style-name="T105">User</text:span>#</text:p>
            <text:p text:style-name="P52"/>
          </table:table-cell>
          <table:table-cell table:style-name="Tabel1.A1" table:number-rows-spanned="2" office:value-type="string">
            <text:p text:style-name="P53">Name</text:p>
            <text:p text:style-name="P54">(<text:span text:style-name="T105">e.g</text:span>. Jan <text:span text:style-name="T106">Jansen</text:span>)</text:p>
          </table:table-cell>
          <table:table-cell table:style-name="Tabel1.A1" table:number-rows-spanned="2" office:value-type="string">
            <text:p text:style-name="P53">Username</text:p>
            <text:p text:style-name="P54">(<text:span text:style-name="T105">e.g</text:span>. jan)</text:p>
          </table:table-cell>
          <table:table-cell table:style-name="Tabel1.D1" table:number-rows-spanned="2" office:value-type="string">
            <text:p text:style-name="P55">Password</text:p>
            <text:p text:style-name="P56"/>
          </table:table-cell>
          <table:table-cell table:style-name="Tabel1.E1" office:value-type="string">
            <text:p text:style-name="P57"/>
          </table:table-cell>
          <table:table-cell table:style-name="Tabel1.F1" office:value-type="string">
            <text:p text:style-name="P58">BIOS <text:span text:style-name="T105">password</text:span></text:p>
          </table:table-cell>
          <table:table-cell table:style-name="Tabel1.G1" office:value-type="string">
            <text:p text:style-name="P59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0">Wi<text:span text:style-name="T105">F</text:span>i netw<text:span text:style-name="T105">o</text:span>rk na<text:span text:style-name="T105">me</text:span></text:p>
          </table:table-cell>
          <table:table-cell table:style-name="Tabel1.G2" office:value-type="string">
            <text:p text:style-name="P59"/>
          </table:table-cell>
        </table:table-row>
        <table:table-row table:style-name="Tabel1.3">
          <table:table-cell table:style-name="Tabel1.A3" office:value-type="string">
            <text:p text:style-name="P61">1</text:p>
          </table:table-cell>
          <table:table-cell table:style-name="Tabel1.A3" office:value-type="string">
            <text:p text:style-name="P62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3">Network key</text:p>
          </table:table-cell>
          <table:table-cell table:style-name="Tabel1.G2" office:value-type="string">
            <text:p text:style-name="P59"/>
          </table:table-cell>
        </table:table-row>
        <table:table-row table:style-name="Tabel1.4">
          <table:table-cell table:style-name="Tabel1.A3" office:value-type="string">
            <text:p text:style-name="P61">2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4">Router IP#</text:p>
          </table:table-cell>
          <table:table-cell table:style-name="Tabel1.G2" office:value-type="string">
            <text:p text:style-name="P59"/>
          </table:table-cell>
        </table:table-row>
        <table:table-row table:style-name="Tabel1.5">
          <table:table-cell table:style-name="Tabel1.A3" office:value-type="string">
            <text:p text:style-name="P65">3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4">Router <text:span text:style-name="T105">user</text:span>/<text:span text:style-name="T105">passwd</text:span></text:p>
          </table:table-cell>
          <table:table-cell table:style-name="Tabel1.G2" office:value-type="string">
            <text:p text:style-name="P59"/>
          </table:table-cell>
        </table:table-row>
        <table:table-row table:style-name="Tabel1.6">
          <table:table-cell table:style-name="Tabel1.A3" office:value-type="string">
            <text:p text:style-name="P65">4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6">TeamViewer ID</text:p>
          </table:table-cell>
          <table:table-cell table:style-name="Tabel1.G2" office:value-type="string">
            <text:p text:style-name="P59"/>
          </table:table-cell>
        </table:table-row>
      </table:table>
      <text:p text:style-name="P67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8"><text:span text:style-name="T107">User</text:span><text:span text:style-name="T65">#</text:span></text:p>
          </table:table-cell>
          <table:table-cell table:style-name="Tabel2.A1" office:value-type="string">
            <text:p text:style-name="P69"><text:span text:style-name="T108">Seq.</text:span>#</text:p>
          </table:table-cell>
          <table:table-cell table:style-name="Tabel2.A1" office:value-type="string">
            <text:p text:style-name="P70"><text:span text:style-name="T109">M</text:span>ail nam<text:span text:style-name="T105">e</text:span></text:p>
          </table:table-cell>
          <table:table-cell table:style-name="Tabel2.A1" office:value-type="string">
            <text:p text:style-name="P70"><text:span text:style-name="T109">M</text:span>ail <text:span text:style-name="T110">address</text:span></text:p>
          </table:table-cell>
          <table:table-cell table:style-name="Tabel2.A1" office:value-type="string">
            <text:p text:style-name="P71">User name</text:p>
          </table:table-cell>
          <table:table-cell table:style-name="Tabel2.F1" office:value-type="string">
            <text:p text:style-name="P72">Password</text:p>
          </table:table-cell>
        </table:table-row>
        <table:table-row table:style-name="Tabel2.2"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68"/>
          </table:table-cell>
          <table:table-cell table:style-name="Tabel2.A2" office:value-type="string">
            <text:p text:style-name="P73"/>
          </table:table-cell>
          <table:table-cell table:style-name="Tabel2.F2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</table:table>
      <text:p text:style-name="P75"><text:line-break/><text:span text:style-name="T111">*** S</text:span><text:span text:style-name="T112">tore this information securely in a password vault such as Bitwarden and not on paper </text:span><text:span text:style-name="T111">***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11-28T21:54:53.398457346">11/28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11-28T21:54:53.399841617">11/28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28T21:54:40.593260537</dc:date>
    <meta:print-date>2014-01-05T10:21:33.960023988</meta:print-date>
    <meta:keyword>Installatie</meta:keyword>
    <meta:keyword>Checklist</meta:keyword>
    <meta:keyword>Linux</meta:keyword>
    <meta:editing-cycles>2603</meta:editing-cycles>
    <meta:editing-duration>P5DT9H57M49S</meta:editing-duration>
    <meta:printed-by>Karel Zimmer</meta:printed-by>
    <dc:creator>Karel Zimmer</dc:creator>
    <meta:document-statistic meta:table-count="8" meta:image-count="2" meta:object-count="0" meta:page-count="4" meta:paragraph-count="94" meta:word-count="521" meta:character-count="3491" meta:non-whitespace-character-count="2940"/>
    <meta:user-defined meta:name="Info 1"/>
    <meta:user-defined meta:name="Info 2"/>
    <meta:user-defined meta:name="Info 3"/>
    <meta:user-defined meta:name="Info 4"/>
  </office:meta>
</office:document-meta>
</file>